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222cm" fo:margin-right="0cm" fo:margin-top="0cm" fo:margin-bottom="0cm" style: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213cm" fo:margin-right="0cm" fo:margin-top="0cm" fo:margin-bottom="1.025cm" style:contextual-spacing="false" fo:text-align="start" style:justify-single-word="false" fo:text-indent="0cm" style:auto-text-indent="false">
        <style:tab-stops/>
      </style:paragraph-properties>
    </style:style>
    <style:style style:name="P3" style:family="paragraph" style:parent-style-name="Normal">
      <style:paragraph-properties fo:margin-left="0.213cm" fo:margin-right="0cm" fo:margin-top="0cm" fo:margin-bottom="1.78cm" style:contextual-spacing="false" fo:text-align="start" style:justify-single-word="false" fo:text-indent="0cm" style:auto-text-indent="false">
        <style:tab-stops/>
      </style:paragraph-properties>
    </style:style>
    <style:style style:name="P4" style:family="paragraph" style:parent-style-name="Normal">
      <style:paragraph-properties fo:margin-left="0.213cm" fo:margin-right="0cm" fo:text-indent="0cm" style:auto-text-indent="false">
        <style:tab-stops/>
      </style:paragraph-properties>
    </style:style>
    <style:style style:name="P5" style:family="paragraph" style:parent-style-name="Normal">
      <style:paragraph-properties fo:margin-left="0.213cm" fo:margin-right="0cm" fo:margin-top="0cm" fo:margin-bottom="0cm" style:contextual-spacing="false" fo:text-indent="0cm" style:auto-text-indent="false">
        <style:tab-stops/>
      </style:paragraph-properties>
    </style:style>
    <style:style style:name="P6" style:family="paragraph" style:parent-style-name="Normal">
      <style:paragraph-properties fo:margin-left="0.213cm" fo:margin-right="0cm" fo:margin-top="0cm" fo:margin-bottom="4.911cm" style:contextual-spacing="false" fo:text-indent="0cm" style:auto-text-indent="false">
        <style:tab-stops/>
      </style:paragraph-properties>
    </style:style>
    <style:style style:name="P7" style:family="paragraph" style:parent-style-name="Normal">
      <style:paragraph-properties fo:margin-left="0.213cm" fo:margin-right="0cm" fo:margin-top="0cm" fo:margin-bottom="0.713cm" style:contextual-spacing="false" fo:text-indent="0cm" style:auto-text-indent="false">
        <style:tab-stops/>
      </style:paragraph-properties>
    </style:style>
    <style:style style:name="P8" style:family="paragraph" style:parent-style-name="Heading_20_2">
      <style:paragraph-properties fo:margin-left="0cm" fo:margin-right="0.002cm" fo:text-indent="0cm" style:auto-text-indent="false"/>
    </style:style>
    <style:style style:name="P9" style:family="paragraph" style:parent-style-name="Heading_20_2">
      <style:paragraph-properties fo:margin-top="0cm" fo:margin-bottom="0.24cm" style:contextual-spacing="false"/>
      <style:text-properties officeooo:paragraph-rsid="0013e3d7"/>
    </style:style>
    <style:style style:name="P10" style:family="paragraph" style:parent-style-name="Heading_20_2">
      <style:paragraph-properties fo:margin-left="0cm" fo:margin-right="0cm" fo:margin-top="0cm" fo:margin-bottom="0.24cm" style:contextual-spacing="false" fo:text-indent="0cm" style:auto-text-indent="false"/>
      <style:text-properties officeooo:paragraph-rsid="0013e3d7"/>
    </style:style>
    <style:style style:name="P11" style:family="paragraph" style:parent-style-name="Heading_20_3">
      <style:paragraph-properties fo:margin-left="0.206cm" fo:margin-right="0cm" fo:margin-top="0cm" fo:margin-bottom="0cm" style:contextual-spacing="false" fo:text-indent="0cm" style:auto-text-indent="false">
        <style:tab-stops/>
      </style:paragraph-properties>
    </style:style>
    <style:style style:name="P12" style:family="paragraph" style:parent-style-name="Heading_20_3">
      <style:paragraph-properties fo:margin-left="0.206cm" fo:margin-right="0cm" fo:text-indent="0cm" style:auto-text-indent="false">
        <style:tab-stops/>
      </style:paragraph-properties>
    </style:style>
    <style:style style:name="P13" style:family="paragraph" style:parent-style-name="Normal" style:master-page-name="MP0">
      <style:paragraph-properties fo:margin-left="0.243cm" fo:margin-right="0cm" fo:margin-top="0cm" fo:margin-bottom="1.875cm" style:contextual-spacing="false" fo:line-height="107%" fo:text-align="center" style:justify-single-word="false" fo:text-indent="0cm" style:auto-text-indent="false" style:page-number="auto" fo:break-before="page">
        <style:tab-stops/>
      </style:paragraph-properties>
    </style:style>
    <style:style style:name="P14" style:family="paragraph" style:parent-style-name="Normal" style:list-style-name="L1">
      <style:paragraph-properties fo:margin-left="0cm" fo:margin-right="0cm" fo:margin-top="0cm" fo:margin-bottom="0.041cm" style:contextual-spacing="false" fo:text-align="start" style:justify-single-word="false" fo:text-indent="-0.307cm" style:auto-text-indent="false"/>
    </style:style>
    <style:style style:name="P15" style:family="paragraph" style:parent-style-name="Normal" style:list-style-name="L1">
      <style:paragraph-properties fo:margin-left="0cm" fo:margin-right="0cm" fo:margin-top="0cm" fo:margin-bottom="0.011cm" style:contextual-spacing="false" fo:line-height="110%" fo:text-align="start" style:justify-single-word="false" fo:text-indent="-0.307cm" style:auto-text-indent="false"/>
    </style:style>
    <style:style style:name="P16" style:family="paragraph" style:parent-style-name="Normal" style:list-style-name="L1">
      <style:paragraph-properties fo:margin-left="0cm" fo:margin-right="0cm" fo:margin-top="0cm" fo:margin-bottom="2.184cm" style:contextual-spacing="false" fo:line-height="110%" fo:text-align="start" style:justify-single-word="false" fo:text-indent="-0.307cm" style:auto-text-indent="false"/>
    </style:style>
    <style:style style:name="P17" style:family="paragraph" style:parent-style-name="Normal" style:list-style-name="L2">
      <style:paragraph-properties fo:margin-left="0cm" fo:margin-right="0cm" fo:margin-top="0cm" fo:margin-bottom="0.009cm" style:contextual-spacing="false" fo:text-indent="-0.222cm" style:auto-text-indent="false"/>
    </style:style>
    <style:style style:name="P18" style:family="paragraph" style:parent-style-name="Normal" style:list-style-name="L2">
      <style:paragraph-properties fo:margin-left="0cm" fo:margin-right="0cm" fo:margin-top="0cm" fo:margin-bottom="0.94cm" style:contextual-spacing="false" fo:text-indent="-0.222cm" style:auto-text-indent="false"/>
    </style:style>
    <style:style style:name="P19" style:family="paragraph" style:parent-style-name="Normal">
      <style:paragraph-properties fo:margin-left="0.497cm" fo:margin-right="0.277cm" fo:margin-top="0cm" fo:margin-bottom="0.079cm" style:contextual-spacing="false" fo:text-indent="0.113cm" style:auto-text-indent="false">
        <style:tab-stops/>
      </style:paragraph-properties>
      <style:text-properties officeooo:paragraph-rsid="0013e3d7"/>
    </style:style>
    <style:style style:name="P20" style:family="paragraph" style:parent-style-name="Normal">
      <style:paragraph-properties fo:margin-left="0.497cm" fo:margin-right="0.277cm" fo:margin-top="0cm" fo:margin-bottom="0.079cm" style:contextual-spacing="false" fo:text-indent="0cm" style:auto-text-indent="false">
        <style:tab-stops/>
      </style:paragraph-properties>
      <style:text-properties officeooo:paragraph-rsid="0013e3d7"/>
    </style:style>
    <style:style style:name="P21" style:family="paragraph" style:parent-style-name="Normal">
      <style:paragraph-properties fo:margin-left="0.497cm" fo:margin-right="0.277cm" fo:margin-top="0cm" fo:margin-bottom="0.079cm" style:contextual-spacing="false" fo:text-align="center" style:justify-single-word="false" fo:text-indent="0.113cm" style:auto-text-indent="false">
        <style:tab-stops/>
      </style:paragraph-properties>
      <style:text-properties officeooo:paragraph-rsid="0013e3d7"/>
    </style:style>
    <style:style style:name="T1" style:family="text">
      <style:text-properties fo:font-size="20pt" fo:font-weight="bold" style:font-size-asian="20pt" style:font-weight-asian="bold"/>
    </style:style>
    <style:style style:name="T2" style:family="text">
      <style:text-properties fo:color="#2a6099" loext:opacity="100%" fo:font-size="35pt" fo:font-style="italic" style:text-underline-style="solid" style:text-underline-width="auto" style:text-underline-color="#2a6099" fo:font-weight="bold" style:text-underline-mode="continuous" style:text-overline-mode="continuous" style:text-line-through-mode="continuous" style:font-size-asian="35pt" style:font-style-asian="italic" style:font-weight-asian="bold"/>
    </style:style>
    <style:style style:name="T3" style:family="text">
      <style:text-properties fo:font-size="15pt" fo:font-weight="bold" style:font-size-asian="15pt" style:font-weight-asian="bold"/>
    </style:style>
    <style:style style:name="T4" style:family="text">
      <style:text-properties fo:font-weight="bold" style:font-weight-asian="bold"/>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0.503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margin-left="2.127cm"/>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margin-left="3.397cm"/>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margin-left="4.667cm"/>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margin-left="5.937cm"/>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margin-left="7.207cm"/>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margin-left="8.477cm"/>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margin-left="9.747cm"/>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margin-left="11.01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0.222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margin-left="1.905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margin-left="3.175cm"/>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margin-left="4.445cm"/>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margin-left="5.71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margin-left="6.985cm"/>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margin-left="8.255cm"/>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margin-left="9.525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margin-left="10.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1">Ejercicio 5</text:span></text:span></text:p>
      <text:h text:style-name="Heading_20_1" text:outline-level="1">Descripción del programa</text:h>
      <text:p text:style-name="P2">Se trata de una aplicación que permite al usuario ver una descripción simple acerca de ciertos Pokémon expuestos en la página web. Dicha descripción viene con una imagen del Pokémon en cuestión, la cual puede mostrar la forma variocolor del mismo si se pasa el ratón por encima.</text:p>
      <text:p text:style-name="P3">Dicha descripción proviene de los videojuegos, y existe la posibilidad de elegir qué Pokémon se muestran, pudiendo elegir entre las distintas épocas que el universo de dichos videojuegos tiene, más en concreto, se puede elegir entre el pasado, presente y futuro.</text:p>
      <text:h text:style-name="P9" text:outline-level="2"><text:soft-page-break/></text:h>
      <text:h text:style-name="P9" text:outline-level="2"/>
      <text:h text:style-name="P10" text:outline-level="2" text:is-list-header="true">Descripción <text:s/>técnica </text:h>
      <text:p text:style-name="P4">Se trata de una aplicación que muestra de manera descriptiva y mediante imágenes una serie de Pokemon. Posteriormente aparece una imagen inicial que representa los nuevos videojuegos de la franquicia Pokemon. Dicha imagen se reduce en tamaño conforme se baja en la página, de manera que eventualmente desaparece. Después de esa imagen se encuentra el header, o encabezado, el cual contiene un título de la página web, seguido de un botón que abre una lista de opciones, en concreto 3, la cual permite al usuario moverse con facilidad entre las páginas web distintas. Dentro del header y del content de la página web existen unas tiras que se mantienen fijas a lo largo de toda la página, las cuales representan a la mascota de los videojuegos mencionados previamente. La página termina con un footer que indica los derechos de Copyright que tiene.</text:p>
      <text:p text:style-name="P4">De manera adicional, el content de la página web cambia en función de la página en la que nos encontremos. Tenemos tres opciones: presente, pasado y futuro. Dependiendo de la opción elegida se nos presentarán distintos Pokemon de una época u otra. El content, o contenido, está separado mediante bloques que contienen una imagen del Pokemon en cuestión, con un evento que permite cambiar la imagen por una imagen de la forma variocolor del Pokemon indicado, de manera adicional se encuentra un texto explicativo el cual define más concretamente una característica de dicha criatura.</text:p>
      <text:p text:style-name="P20">El programa es creado dinámicamente mediante JavaScript, siendo así que la parte HTML de la página es creada dependiendo del nombre de la página en la que nos encontremos, al igual que la información que recoge el programa para mostrar la información y las imágenes respectivas. El programa sería más ligero si se le hubiera integrado una entrada a una Base de Datos mediante PHP, sin embargo, el programa ha sido únicamente creado mediante JavaScript. </text:p>
      <text:p text:style-name="P19"/>
      <text:p text:style-name="P19"/>
      <text:p text:style-name="P19"/>
      <text:p text:style-name="P21"><text:soft-page-break/><text:s/><text:span text:style-name="Default_20_Paragraph_20_Font"><text:span text:style-name="T2">Equipo de desarrolladores</text:span></text:span></text:p>
      <text:list xml:id="list3815727705" text:style-name="L1">
        <text:list-item>
          <text:p text:style-name="P14"><text:span text:style-name="Default_20_Paragraph_20_Font"><text:span text:style-name="T3">Carlos López:</text:span></text:span><text:span text:style-name="Default_20_Paragraph_20_Font"><text:span text:style-name="T4"> </text:span></text:span>Desarrollador principal y coordinador del grupo.</text:p>
        </text:list-item>
        <text:list-item>
          <text:p text:style-name="P15"><text:span text:style-name="Default_20_Paragraph_20_Font"><text:span text:style-name="T3">Christian Trujillo: </text:span></text:span>Desarrollador. </text:p>
        </text:list-item>
        <text:list-item>
          <text:p text:style-name="P16"><text:span text:style-name="Default_20_Paragraph_20_Font"><text:span text:style-name="T3">Jose Luis Cotillas: </text:span></text:span>Desarrollador.</text:p>
        </text:list-item>
      </text:list>
      <text:h text:style-name="P8" text:outline-level="2">Nuevas funcionalidades</text:h>
      <text:h text:style-name="P11" text:outline-level="3">Versión 1.1 <text:s text:c="76"/></text:h>
      <text:list xml:id="list886544115" text:style-name="L2">
        <text:list-item>
          <text:p text:style-name="P17">Añadida capacidad de almacenar Cookies.</text:p>
        </text:list-item>
        <text:list-item>
          <text:p text:style-name="P17">Añadida opción de rechazar las Cookies.</text:p>
        </text:list-item>
        <text:list-item>
          <text:p text:style-name="P18">Añadida capacidad de elegir entre forma de almacenamiento de Cookies.</text:p>
        </text:list-item>
      </text:list>
      <text:p text:style-name="P5"><text:s/>Añadida nueva funcionalidad que permite a la página recopilar datos acerca de las visitas que la página ha recibido. Esta función viene con un añadido que permite al usuario elegir si quiere que su visita sea almacenada o no. Esta función ha sido creada con el fin de que se comporte como una forma de que el usuario pueda aceptar o no las Cookies del programa. </text:p>
      <text:p text:style-name="P1"><text:s/></text:p>
      <text:p text:style-name="P4"><text:s/>Dicha funcionalidad ha sido creada mediante la creación de Cookies con la funcionalidad de JavaScript “<text:span text:style-name="Default_20_Paragraph_20_Font"><text:span text:style-name="T4">document.cookies</text:span></text:span>”, la cual permite almacenar Cookies de manera simple y dinámica dentro de una sesión o que se almacene durante cierto tiempo, en concreto, 1 año entero.</text:p>
      <text:p text:style-name="P6"><text:s/>De manera adicional, la funcionalidad mencionada previamente ha sido replicada para que tenga la misma utilidad mediante “<text:span text:style-name="Default_20_Paragraph_20_Font"><text:span text:style-name="T4">WebStorage</text:span></text:span>”.</text:p>
      <text:h text:style-name="P12" text:outline-level="3"><text:soft-page-break/>Versión 1.2 <text:s text:c="76"/></text:h>
      <text:p text:style-name="P4">- Añadida pantalla de carga de inicio.</text:p>
      <text:p text:style-name="P7"><text:s/>Añadida una nueva funcionalidad que se inicia al entrar en una de las páginas del programa. Dicha funcionalidad se trata de una pantalla de carga, que es fácilmente editable para el programador, la cual ayuda a que el usuario tenga una espera para la carga de datos más amena.</text:p>
      <text:h text:style-name="P12" text:outline-level="3">Versión 1.3 <text:s text:c="76"/></text:h>
      <text:p text:style-name="P4">- Añadida música ambiental dentro de la página web.</text:p>
      <text:p text:style-name="P4"><text:s/>Añadida nueva funcionalidad que añade una música ambiental dentro de la página web. Dicha música ambiental suena en bucle durante todo el tiempo que la página se encuentre abier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243cm" fo:margin-right="0cm" fo:margin-top="0cm" fo:margin-bottom="0.236cm" style:contextual-spacing="false" fo:text-align="center" style:justify-single-word="false" fo:keep-together="always" fo:hyphenation-ladder-count="no-limit" fo:text-indent="0cm" style:auto-text-indent="false" fo:keep-with-next="always">
        <style:tab-stops/>
      </style:paragraph-properties>
      <style:text-properties fo:color="#004586"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131cm" fo:margin-right="0cm" fo:margin-top="0cm" fo:margin-bottom="0cm" style:contextual-spacing="false" fo:text-align="center" style:justify-single-word="false" fo:keep-together="always" fo:hyphenation-ladder-count="no-limit" fo:text-indent="-0.018cm" style:auto-text-indent="false" fo:keep-with-next="always">
        <style:tab-stops/>
      </style:paragraph-properties>
      <style:text-properties fo:color="#2a6099"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233cm" fo:margin-right="0cm" fo:margin-top="0cm" fo:margin-bottom="0.194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20pt" style:text-underline-style="solid" style:text-underline-width="auto" style:text-underline-color="#000000" fo:font-weight="bold" style:text-underline-mode="continuous" style:text-overline-mode="continuous" style:text-line-through-mode="continuous"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margin-left="0.24cm" fo:margin-right="0cm" fo:margin-top="0cm" fo:margin-bottom="0.446cm" style:contextual-spacing="false" fo:line-height="106%"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style:style style:name="Heading_20_3_20_Char" style:display-name="Heading 3 Char" style:family="text">
      <style:text-properties fo:color="#000000" loext:opacity="100%" style:font-name="Times New Roman" fo:font-family="'Times New Roman'" style:font-family-generic="roman" style:font-pitch="variable" fo:font-size="20pt" style:text-underline-style="solid" style:text-underline-width="auto" style:text-underline-color="#000000" fo:font-weight="bold" style:text-underline-mode="continuous" style:text-overline-mode="continuous" style:text-line-through-mode="continuous"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4586"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style:style>
    <style:style style:name="Heading_20_2_20_Char" style:display-name="Heading 2 Char" style:family="text">
      <style:text-properties fo:color="#2a6099"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5cm" fo:margin-bottom="7.687cm" fo:margin-left="1.785cm" fo:margin-right="2.01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title/>
    <dc:subject/>
    <meta:initial-creator>word2</meta:initial-creator>
    <meta:creation-date>2023-01-18T18:40:00Z</meta:creation-date>
    <dc:date>2023-01-18T19:42:07.330000000</dc:date>
    <meta:editing-cycles>3</meta:editing-cycles>
    <meta:editing-duration>PT51S</meta:editing-duration>
    <meta:document-statistic meta:table-count="0" meta:image-count="0" meta:object-count="0" meta:page-count="4" meta:paragraph-count="27" meta:word-count="680" meta:character-count="4393" meta:non-whitespace-character-count="3502"/>
    <meta:template xlink:type="simple" xlink:actuate="onRequest" xlink:title="" xlink:href="Normal"/>
  </office:meta>
</office:document-meta>
</file>